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99"/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  <style:map style:condition="cell-content()=&quot;V&quot;" style:apply-style-name="Good" style:base-cell-address="'Examen 21.07.2022 - 0 fautes'.D1"/>
      <style:map style:condition="cell-content()=&quot;X&quot;" style:apply-style-name="Bad" style:base-cell-address="'Examen 21.07.2022 - 0 fautes'.D1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  <style:map style:condition="cell-content()=&quot;V&quot;" style:apply-style-name="Good" style:base-cell-address="'Examen 21.07.2022 - 0 fautes'.D1"/>
      <style:map style:condition="cell-content()=&quot;X&quot;" style:apply-style-name="Bad" style:base-cell-address="'Examen 21.07.2022 - 0 fautes'.D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V&quot;" style:apply-style-name="Good" style:base-cell-address="'Examen 21.07.2022 - 0 fautes'.D1"/>
      <style:map style:condition="cell-content()=&quot;X&quot;" style:apply-style-name="Bad" style:base-cell-address="'Examen 21.07.2022 - 0 fautes'.D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V&quot;" style:apply-style-name="Good" style:base-cell-address="'Examen 21.07.2022 - 0 fautes'.D1"/>
      <style:map style:condition="cell-content()=&quot;X&quot;" style:apply-style-name="Bad" style:base-cell-address="'Examen 21.07.2022 - 0 fautes'.D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V&quot;" style:apply-style-name="Good" style:base-cell-address="'Examen 21.07.2022 - 0 fautes'.D1"/>
      <style:map style:condition="cell-content()=&quot;X&quot;" style:apply-style-name="Bad" style:base-cell-address="'Examen 21.07.2022 - 0 fautes'.D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amen 21.07.2022 - 0 fau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3" table:default-cell-style-name="Default"/>
        <table:table-column table:style-name="co4" table:default-cell-style-name="ce18"/>
        <table:table-column table:style-name="co3" table:default-cell-style-name="Default"/>
        <table:table-column table:style-name="co4" table:default-cell-style-name="ce18"/>
        <table:table-column table:style-name="co3" table:default-cell-style-name="Default"/>
        <table:table-column table:style-name="co4" table:default-cell-style-name="ce18"/>
        <table:table-column table:style-name="co5" table:number-columns-repeated="1013" table:default-cell-style-name="Default"/>
        <table:table-row table:style-name="ro1">
          <table:table-cell table:style-name="ce1"/>
          <table:table-cell table:style-name="ce12" office:value-type="string" calcext:value-type="string">
            <text:p>Source :</text:p>
          </table:table-cell>
          <table:table-cell table:style-name="ce4" office:value-type="string" calcext:value-type="string">
            <text:p>Lotus Note &gt; Documents Formations – by category &gt; Scrum – PSPO 1 &gt; 03 – Tests</text:p>
          </table:table-cell>
          <table:table-cell table:style-name="ce6"/>
          <table:table-cell table:style-name="ce10"/>
          <table:table-cell table:style-name="ce21"/>
          <table:table-cell table:style-name="ce10"/>
          <table:table-cell table:style-name="ce21"/>
          <table:table-cell table:style-name="ce10"/>
          <table:table-cell table:style-name="ce21"/>
          <table:table-cell table:style-name="ce10" table:number-columns-repeated="1013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2" office:value-type="string" calcext:value-type="string">
            <text:p>Bonne réponse</text:p>
          </table:table-cell>
          <table:table-cell table:style-name="ce12" office:value-type="string" calcext:value-type="string" table:number-columns-spanned="2" table:number-rows-spanned="1">
            <text:p>1st try 23.03.2023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2<text:span text:style-name="T1">nd</text:span> try 24.03.2022</text:p>
          </table:table-cell>
          <table:covered-table-cell table:style-name="ce22"/>
          <table:table-cell table:style-name="ce2" office:value-type="string" calcext:value-type="string" table:number-columns-spanned="2" table:number-rows-spanned="1">
            <text:p>3<text:span text:style-name="T1">rd</text:span> try</text:p>
          </table:table-cell>
          <table:covered-table-cell table:style-name="ce22"/>
          <table:table-cell table:style-name="ce2" office:value-type="string" calcext:value-type="string" table:number-columns-spanned="2" table:number-rows-spanned="1">
            <text:p>4<text:span text:style-name="T1">th</text:span> try</text:p>
          </table:table-cell>
          <table:covered-table-cell table:style-name="ce22"/>
          <table:table-cell table:style-name="ce2" table:number-columns-spanned="2" table:number-rows-spanned="1"/>
          <table:covered-table-cell table:style-name="ce10"/>
          <table:table-cell table:style-name="ce10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</text:p>
          </table:table-cell>
          <table:table-cell table:style-name="ce17" table:formula="of:=IF([.$B3]=&quot;&quot;;&quot;?&quot;;IF([.$B3]=[.C3];&quot;V&quot;;&quot;X&quot;))" office:value-type="string" office:string-value="V" calcext:value-type="string">
            <text:p>V</text:p>
          </table:table-cell>
          <table:table-cell office:value-type="string" calcext:value-type="string">
            <text:p>B</text:p>
          </table:table-cell>
          <table:table-cell table:style-name="ce17" table:formula="of:=IF([.$B3]=&quot;&quot;;&quot;?&quot;;IF([.$B3]=[.E3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3]=&quot;&quot;;&quot;?&quot;;IF([.$B3]=[.G3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3]=&quot;&quot;;&quot;?&quot;;IF([.$B3]=[.I3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table:style-name="ce17" table:formula="of:=IF([.$B4]=&quot;&quot;;&quot;?&quot;;IF([.$B4]=[.C4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17" table:formula="of:=IF([.$B4]=&quot;&quot;;&quot;?&quot;;IF([.$B4]=[.E4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4]=&quot;&quot;;&quot;?&quot;;IF([.$B4]=[.G4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]=&quot;&quot;;&quot;?&quot;;IF([.$B4]=[.I4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 D E</text:p>
          </table:table-cell>
          <table:table-cell table:style-name="ce17" table:formula="of:=IF([.$B5]=&quot;&quot;;&quot;?&quot;;IF([.$B5]=[.C5];&quot;V&quot;;&quot;X&quot;))" office:value-type="string" office:string-value="V" calcext:value-type="string">
            <text:p>V</text:p>
          </table:table-cell>
          <table:table-cell office:value-type="string" calcext:value-type="string">
            <text:p>C D E</text:p>
          </table:table-cell>
          <table:table-cell table:style-name="ce17" table:formula="of:=IF([.$B5]=&quot;&quot;;&quot;?&quot;;IF([.$B5]=[.E5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5]=&quot;&quot;;&quot;?&quot;;IF([.$B5]=[.G5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5]=&quot;&quot;;&quot;?&quot;;IF([.$B5]=[.I5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</text:p>
          </table:table-cell>
          <table:table-cell table:style-name="ce17" table:formula="of:=IF([.$B6]=&quot;&quot;;&quot;?&quot;;IF([.$B6]=[.C6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style-name="ce17" table:formula="of:=IF([.$B6]=&quot;&quot;;&quot;?&quot;;IF([.$B6]=[.E6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6]=&quot;&quot;;&quot;?&quot;;IF([.$B6]=[.G6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6]=&quot;&quot;;&quot;?&quot;;IF([.$B6]=[.I6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table:style-name="ce17" table:formula="of:=IF([.$B7]=&quot;&quot;;&quot;?&quot;;IF([.$B7]=[.C7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17" table:formula="of:=IF([.$B7]=&quot;&quot;;&quot;?&quot;;IF([.$B7]=[.E7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7]=&quot;&quot;;&quot;?&quot;;IF([.$B7]=[.G7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]=&quot;&quot;;&quot;?&quot;;IF([.$B7]=[.I7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 D</text:p>
          </table:table-cell>
          <table:table-cell table:style-name="ce17" table:formula="of:=IF([.$B8]=&quot;&quot;;&quot;?&quot;;IF([.$B8]=[.C8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D</text:p>
          </table:table-cell>
          <table:table-cell table:style-name="ce17" table:formula="of:=IF([.$B8]=&quot;&quot;;&quot;?&quot;;IF([.$B8]=[.E8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8]=&quot;&quot;;&quot;?&quot;;IF([.$B8]=[.G8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8]=&quot;&quot;;&quot;?&quot;;IF([.$B8]=[.I8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</text:p>
          </table:table-cell>
          <table:table-cell table:style-name="ce17" table:formula="of:=IF([.$B9]=&quot;&quot;;&quot;?&quot;;IF([.$B9]=[.C9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style-name="ce17" table:formula="of:=IF([.$B9]=&quot;&quot;;&quot;?&quot;;IF([.$B9]=[.E9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9]=&quot;&quot;;&quot;?&quot;;IF([.$B9]=[.G9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9]=&quot;&quot;;&quot;?&quot;;IF([.$B9]=[.I9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</text:p>
          </table:table-cell>
          <table:table-cell table:style-name="ce17" table:formula="of:=IF([.$B10]=&quot;&quot;;&quot;?&quot;;IF([.$B10]=[.C10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style-name="ce17" table:formula="of:=IF([.$B10]=&quot;&quot;;&quot;?&quot;;IF([.$B10]=[.E10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10]=&quot;&quot;;&quot;?&quot;;IF([.$B10]=[.G10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10]=&quot;&quot;;&quot;?&quot;;IF([.$B10]=[.I10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17" table:formula="of:=IF([.$B11]=&quot;&quot;;&quot;?&quot;;IF([.$B11]=[.C11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11]=&quot;&quot;;&quot;?&quot;;IF([.$B11]=[.E11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11]=&quot;&quot;;&quot;?&quot;;IF([.$B11]=[.G11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11]=&quot;&quot;;&quot;?&quot;;IF([.$B11]=[.I11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number-columns-repeated="2" office:value-type="string" calcext:value-type="string">
            <text:p>B D E</text:p>
          </table:table-cell>
          <table:table-cell table:style-name="ce17" table:formula="of:=IF([.$B12]=&quot;&quot;;&quot;?&quot;;IF([.$B12]=[.C12];&quot;V&quot;;&quot;X&quot;))" office:value-type="string" office:string-value="V" calcext:value-type="string">
            <text:p>V</text:p>
          </table:table-cell>
          <table:table-cell office:value-type="string" calcext:value-type="string">
            <text:p>B D E</text:p>
          </table:table-cell>
          <table:table-cell table:style-name="ce17" table:formula="of:=IF([.$B12]=&quot;&quot;;&quot;?&quot;;IF([.$B12]=[.E12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12]=&quot;&quot;;&quot;?&quot;;IF([.$B12]=[.G12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12]=&quot;&quot;;&quot;?&quot;;IF([.$B12]=[.I12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</text:p>
          </table:table-cell>
          <table:table-cell table:style-name="ce17" table:formula="of:=IF([.$B13]=&quot;&quot;;&quot;?&quot;;IF([.$B13]=[.C13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style-name="ce17" table:formula="of:=IF([.$B13]=&quot;&quot;;&quot;?&quot;;IF([.$B13]=[.E13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13]=&quot;&quot;;&quot;?&quot;;IF([.$B13]=[.G13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13]=&quot;&quot;;&quot;?&quot;;IF([.$B13]=[.I13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17" table:formula="of:=IF([.$B14]=&quot;&quot;;&quot;?&quot;;IF([.$B14]=[.C14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14]=&quot;&quot;;&quot;?&quot;;IF([.$B14]=[.E14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14]=&quot;&quot;;&quot;?&quot;;IF([.$B14]=[.G14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14]=&quot;&quot;;&quot;?&quot;;IF([.$B14]=[.I14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table:style-name="ce17" table:formula="of:=IF([.$B15]=&quot;&quot;;&quot;?&quot;;IF([.$B15]=[.C15];&quot;V&quot;;&quot;X&quot;)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17" table:formula="of:=IF([.$B15]=&quot;&quot;;&quot;?&quot;;IF([.$B15]=[.E15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15]=&quot;&quot;;&quot;?&quot;;IF([.$B15]=[.G15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15]=&quot;&quot;;&quot;?&quot;;IF([.$B15]=[.I15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 D</text:p>
          </table:table-cell>
          <table:table-cell table:style-name="ce17" table:formula="of:=IF([.$B16]=&quot;&quot;;&quot;?&quot;;IF([.$B16]=[.C16];&quot;V&quot;;&quot;X&quot;))" office:value-type="string" office:string-value="V" calcext:value-type="string">
            <text:p>V</text:p>
          </table:table-cell>
          <table:table-cell office:value-type="string" calcext:value-type="string">
            <text:p>C D</text:p>
          </table:table-cell>
          <table:table-cell table:style-name="ce17" table:formula="of:=IF([.$B16]=&quot;&quot;;&quot;?&quot;;IF([.$B16]=[.E16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16]=&quot;&quot;;&quot;?&quot;;IF([.$B16]=[.G16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16]=&quot;&quot;;&quot;?&quot;;IF([.$B16]=[.I16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style-name="ce5" office:value-type="string" calcext:value-type="string">
            <text:p>V</text:p>
          </table:table-cell>
          <table:table-cell table:style-name="ce17" table:formula="of:=IF([.$B17]=&quot;&quot;;&quot;?&quot;;IF([.$B17]=[.C17];&quot;V&quot;;&quot;X&quot;)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17" table:formula="of:=IF([.$B17]=&quot;&quot;;&quot;?&quot;;IF([.$B17]=[.E17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17]=&quot;&quot;;&quot;?&quot;;IF([.$B17]=[.G17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17]=&quot;&quot;;&quot;?&quot;;IF([.$B17]=[.I17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 E</text:p>
          </table:table-cell>
          <table:table-cell table:style-name="ce17" table:formula="of:=IF([.$B18]=&quot;&quot;;&quot;?&quot;;IF([.$B18]=[.C18];&quot;V&quot;;&quot;X&quot;))" office:value-type="string" office:string-value="V" calcext:value-type="string">
            <text:p>V</text:p>
          </table:table-cell>
          <table:table-cell office:value-type="string" calcext:value-type="string">
            <text:p>D E</text:p>
          </table:table-cell>
          <table:table-cell table:style-name="ce17" table:formula="of:=IF([.$B18]=&quot;&quot;;&quot;?&quot;;IF([.$B18]=[.E18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18]=&quot;&quot;;&quot;?&quot;;IF([.$B18]=[.G18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18]=&quot;&quot;;&quot;?&quot;;IF([.$B18]=[.I18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17" table:formula="of:=IF([.$B19]=&quot;&quot;;&quot;?&quot;;IF([.$B19]=[.C19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19]=&quot;&quot;;&quot;?&quot;;IF([.$B19]=[.E19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19]=&quot;&quot;;&quot;?&quot;;IF([.$B19]=[.G19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19]=&quot;&quot;;&quot;?&quot;;IF([.$B19]=[.I19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 B C</text:p>
          </table:table-cell>
          <table:table-cell table:style-name="ce17" table:formula="of:=IF([.$B20]=&quot;&quot;;&quot;?&quot;;IF([.$B20]=[.C20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 C</text:p>
          </table:table-cell>
          <table:table-cell table:style-name="ce17" table:formula="of:=IF([.$B20]=&quot;&quot;;&quot;?&quot;;IF([.$B20]=[.E20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20]=&quot;&quot;;&quot;?&quot;;IF([.$B20]=[.G20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20]=&quot;&quot;;&quot;?&quot;;IF([.$B20]=[.I20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17" table:formula="of:=IF([.$B21]=&quot;&quot;;&quot;?&quot;;IF([.$B21]=[.C21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21]=&quot;&quot;;&quot;?&quot;;IF([.$B21]=[.E21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21]=&quot;&quot;;&quot;?&quot;;IF([.$B21]=[.G21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21]=&quot;&quot;;&quot;?&quot;;IF([.$B21]=[.I21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2" office:value-type="string" calcext:value-type="string">
            <text:p>X</text:p>
          </table:table-cell>
          <table:table-cell table:style-name="ce17" table:formula="of:=IF([.$B22]=&quot;&quot;;&quot;?&quot;;IF([.$B22]=[.C22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22]=&quot;&quot;;&quot;?&quot;;IF([.$B22]=[.E22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22]=&quot;&quot;;&quot;?&quot;;IF([.$B22]=[.G22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22]=&quot;&quot;;&quot;?&quot;;IF([.$B22]=[.I22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D E</text:p>
          </table:table-cell>
          <table:table-cell table:style-name="ce17" table:formula="of:=IF([.$B23]=&quot;&quot;;&quot;?&quot;;IF([.$B23]=[.C23];&quot;V&quot;;&quot;X&quot;))" office:value-type="string" office:string-value="V" calcext:value-type="string">
            <text:p>V</text:p>
          </table:table-cell>
          <table:table-cell office:value-type="string" calcext:value-type="string">
            <text:p>D E</text:p>
          </table:table-cell>
          <table:table-cell table:style-name="ce17" table:formula="of:=IF([.$B23]=&quot;&quot;;&quot;?&quot;;IF([.$B23]=[.E23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23]=&quot;&quot;;&quot;?&quot;;IF([.$B23]=[.G23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23]=&quot;&quot;;&quot;?&quot;;IF([.$B23]=[.I23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C D</text:p>
          </table:table-cell>
          <table:table-cell office:value-type="string" calcext:value-type="string">
            <text:p>A C E</text:p>
          </table:table-cell>
          <table:table-cell table:style-name="ce17" table:formula="of:=IF([.$B24]=&quot;&quot;;&quot;?&quot;;IF([.$B24]=[.C24];&quot;V&quot;;&quot;X&quot;))" office:value-type="string" office:string-value="X" calcext:value-type="string">
            <text:p>X</text:p>
          </table:table-cell>
          <table:table-cell office:value-type="string" calcext:value-type="string">
            <text:p>A C D</text:p>
          </table:table-cell>
          <table:table-cell table:style-name="ce17" table:formula="of:=IF([.$B24]=&quot;&quot;;&quot;?&quot;;IF([.$B24]=[.E24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24]=&quot;&quot;;&quot;?&quot;;IF([.$B24]=[.G24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24]=&quot;&quot;;&quot;?&quot;;IF([.$B24]=[.I24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A</text:p>
          </table:table-cell>
          <table:table-cell table:style-name="ce17" table:formula="of:=IF([.$B25]=&quot;&quot;;&quot;?&quot;;IF([.$B25]=[.C25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17" table:formula="of:=IF([.$B25]=&quot;&quot;;&quot;?&quot;;IF([.$B25]=[.E25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25]=&quot;&quot;;&quot;?&quot;;IF([.$B25]=[.G25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25]=&quot;&quot;;&quot;?&quot;;IF([.$B25]=[.I25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26]=&quot;&quot;;&quot;?&quot;;IF([.$B26]=[.C26];&quot;V&quot;;&quot;X&quot;))" office:value-type="string" office:string-value="X" calcext:value-type="string">
            <text:p>X</text:p>
          </table:table-cell>
          <table:table-cell office:value-type="string" calcext:value-type="string">
            <text:p>V</text:p>
          </table:table-cell>
          <table:table-cell table:style-name="ce17" table:formula="of:=IF([.$B26]=&quot;&quot;;&quot;?&quot;;IF([.$B26]=[.E26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26]=&quot;&quot;;&quot;?&quot;;IF([.$B26]=[.G26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26]=&quot;&quot;;&quot;?&quot;;IF([.$B26]=[.I26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E</text:p>
          </table:table-cell>
          <table:table-cell table:style-name="ce17" table:formula="of:=IF([.$B27]=&quot;&quot;;&quot;?&quot;;IF([.$B27]=[.C27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7" table:formula="of:=IF([.$B27]=&quot;&quot;;&quot;?&quot;;IF([.$B27]=[.E27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27]=&quot;&quot;;&quot;?&quot;;IF([.$B27]=[.G27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27]=&quot;&quot;;&quot;?&quot;;IF([.$B27]=[.I27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A</text:p>
          </table:table-cell>
          <table:table-cell table:style-name="ce17" table:formula="of:=IF([.$B28]=&quot;&quot;;&quot;?&quot;;IF([.$B28]=[.C28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17" table:formula="of:=IF([.$B28]=&quot;&quot;;&quot;?&quot;;IF([.$B28]=[.E28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28]=&quot;&quot;;&quot;?&quot;;IF([.$B28]=[.G28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28]=&quot;&quot;;&quot;?&quot;;IF([.$B28]=[.I28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</text:p>
          </table:table-cell>
          <table:table-cell table:style-name="ce17" table:formula="of:=IF([.$B29]=&quot;&quot;;&quot;?&quot;;IF([.$B29]=[.C29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17" table:formula="of:=IF([.$B29]=&quot;&quot;;&quot;?&quot;;IF([.$B29]=[.E29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29]=&quot;&quot;;&quot;?&quot;;IF([.$B29]=[.G29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29]=&quot;&quot;;&quot;?&quot;;IF([.$B29]=[.I29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A E</text:p>
          </table:table-cell>
          <table:table-cell table:style-name="ce17" table:formula="of:=IF([.$B30]=&quot;&quot;;&quot;?&quot;;IF([.$B30]=[.C30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E</text:p>
          </table:table-cell>
          <table:table-cell table:style-name="ce17" table:formula="of:=IF([.$B30]=&quot;&quot;;&quot;?&quot;;IF([.$B30]=[.E30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30]=&quot;&quot;;&quot;?&quot;;IF([.$B30]=[.G30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30]=&quot;&quot;;&quot;?&quot;;IF([.$B30]=[.I30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X</text:p>
          </table:table-cell>
          <table:table-cell table:style-name="ce17" table:formula="of:=IF([.$B31]=&quot;&quot;;&quot;?&quot;;IF([.$B31]=[.C31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31]=&quot;&quot;;&quot;?&quot;;IF([.$B31]=[.E31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31]=&quot;&quot;;&quot;?&quot;;IF([.$B31]=[.G31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31]=&quot;&quot;;&quot;?&quot;;IF([.$B31]=[.I31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number-columns-repeated="2" office:value-type="string" calcext:value-type="string">
            <text:p>D</text:p>
          </table:table-cell>
          <table:table-cell table:style-name="ce17" table:formula="of:=IF([.$B32]=&quot;&quot;;&quot;?&quot;;IF([.$B32]=[.C32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style-name="ce17" table:formula="of:=IF([.$B32]=&quot;&quot;;&quot;?&quot;;IF([.$B32]=[.E32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32]=&quot;&quot;;&quot;?&quot;;IF([.$B32]=[.G32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32]=&quot;&quot;;&quot;?&quot;;IF([.$B32]=[.I32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A B</text:p>
          </table:table-cell>
          <table:table-cell table:style-name="ce17" table:formula="of:=IF([.$B33]=&quot;&quot;;&quot;?&quot;;IF([.$B33]=[.C33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</text:p>
          </table:table-cell>
          <table:table-cell table:style-name="ce17" table:formula="of:=IF([.$B33]=&quot;&quot;;&quot;?&quot;;IF([.$B33]=[.E33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33]=&quot;&quot;;&quot;?&quot;;IF([.$B33]=[.G33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33]=&quot;&quot;;&quot;?&quot;;IF([.$B33]=[.I33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A</text:p>
          </table:table-cell>
          <table:table-cell table:style-name="ce17" table:formula="of:=IF([.$B34]=&quot;&quot;;&quot;?&quot;;IF([.$B34]=[.C34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17" table:formula="of:=IF([.$B34]=&quot;&quot;;&quot;?&quot;;IF([.$B34]=[.E34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34]=&quot;&quot;;&quot;?&quot;;IF([.$B34]=[.G34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34]=&quot;&quot;;&quot;?&quot;;IF([.$B34]=[.I34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X</text:p>
          </table:table-cell>
          <table:table-cell table:style-name="ce17" table:formula="of:=IF([.$B35]=&quot;&quot;;&quot;?&quot;;IF([.$B35]=[.C35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35]=&quot;&quot;;&quot;?&quot;;IF([.$B35]=[.E35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35]=&quot;&quot;;&quot;?&quot;;IF([.$B35]=[.G35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35]=&quot;&quot;;&quot;?&quot;;IF([.$B35]=[.I35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C</text:p>
          </table:table-cell>
          <table:table-cell table:style-name="ce17" table:formula="of:=IF([.$B36]=&quot;&quot;;&quot;?&quot;;IF([.$B36]=[.C36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style-name="ce17" table:formula="of:=IF([.$B36]=&quot;&quot;;&quot;?&quot;;IF([.$B36]=[.E36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36]=&quot;&quot;;&quot;?&quot;;IF([.$B36]=[.G36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36]=&quot;&quot;;&quot;?&quot;;IF([.$B36]=[.I36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D</text:p>
          </table:table-cell>
          <table:table-cell table:style-name="ce17" table:formula="of:=IF([.$B37]=&quot;&quot;;&quot;?&quot;;IF([.$B37]=[.C37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style-name="ce17" table:formula="of:=IF([.$B37]=&quot;&quot;;&quot;?&quot;;IF([.$B37]=[.E37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37]=&quot;&quot;;&quot;?&quot;;IF([.$B37]=[.G37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37]=&quot;&quot;;&quot;?&quot;;IF([.$B37]=[.I37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A D</text:p>
          </table:table-cell>
          <table:table-cell table:style-name="ce17" table:formula="of:=IF([.$B38]=&quot;&quot;;&quot;?&quot;;IF([.$B38]=[.C38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D</text:p>
          </table:table-cell>
          <table:table-cell table:style-name="ce17" table:formula="of:=IF([.$B38]=&quot;&quot;;&quot;?&quot;;IF([.$B38]=[.E38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38]=&quot;&quot;;&quot;?&quot;;IF([.$B38]=[.G38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38]=&quot;&quot;;&quot;?&quot;;IF([.$B38]=[.I38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</text:p>
          </table:table-cell>
          <table:table-cell table:style-name="ce17" table:formula="of:=IF([.$B39]=&quot;&quot;;&quot;?&quot;;IF([.$B39]=[.C39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style-name="ce17" table:formula="of:=IF([.$B39]=&quot;&quot;;&quot;?&quot;;IF([.$B39]=[.E39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39]=&quot;&quot;;&quot;?&quot;;IF([.$B39]=[.G39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39]=&quot;&quot;;&quot;?&quot;;IF([.$B39]=[.I39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D E</text:p>
          </table:table-cell>
          <table:table-cell table:style-name="ce17" table:formula="of:=IF([.$B40]=&quot;&quot;;&quot;?&quot;;IF([.$B40]=[.C40];&quot;V&quot;;&quot;X&quot;))" office:value-type="string" office:string-value="V" calcext:value-type="string">
            <text:p>V</text:p>
          </table:table-cell>
          <table:table-cell office:value-type="string" calcext:value-type="string">
            <text:p>B D</text:p>
          </table:table-cell>
          <table:table-cell table:style-name="ce17" table:formula="of:=IF([.$B40]=&quot;&quot;;&quot;?&quot;;IF([.$B40]=[.E40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0]=&quot;&quot;;&quot;?&quot;;IF([.$B40]=[.G40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0]=&quot;&quot;;&quot;?&quot;;IF([.$B40]=[.I40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E</text:p>
          </table:table-cell>
          <table:table-cell table:style-name="ce17" table:formula="of:=IF([.$B41]=&quot;&quot;;&quot;?&quot;;IF([.$B41]=[.C41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7" table:formula="of:=IF([.$B41]=&quot;&quot;;&quot;?&quot;;IF([.$B41]=[.E41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41]=&quot;&quot;;&quot;?&quot;;IF([.$B41]=[.G41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1]=&quot;&quot;;&quot;?&quot;;IF([.$B41]=[.I41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number-columns-repeated="2" office:value-type="string" calcext:value-type="string">
            <text:p>D</text:p>
          </table:table-cell>
          <table:table-cell table:style-name="ce17" table:formula="of:=IF([.$B42]=&quot;&quot;;&quot;?&quot;;IF([.$B42]=[.C42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style-name="ce17" table:formula="of:=IF([.$B42]=&quot;&quot;;&quot;?&quot;;IF([.$B42]=[.E42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42]=&quot;&quot;;&quot;?&quot;;IF([.$B42]=[.G42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2]=&quot;&quot;;&quot;?&quot;;IF([.$B42]=[.I42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X</text:p>
          </table:table-cell>
          <table:table-cell table:style-name="ce17" table:formula="of:=IF([.$B43]=&quot;&quot;;&quot;?&quot;;IF([.$B43]=[.C43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43]=&quot;&quot;;&quot;?&quot;;IF([.$B43]=[.E43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43]=&quot;&quot;;&quot;?&quot;;IF([.$B43]=[.G43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3]=&quot;&quot;;&quot;?&quot;;IF([.$B43]=[.I43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C</text:p>
          </table:table-cell>
          <table:table-cell table:style-name="ce17" table:formula="of:=IF([.$B44]=&quot;&quot;;&quot;?&quot;;IF([.$B44]=[.C44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style-name="ce17" table:formula="of:=IF([.$B44]=&quot;&quot;;&quot;?&quot;;IF([.$B44]=[.E44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44]=&quot;&quot;;&quot;?&quot;;IF([.$B44]=[.G44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4]=&quot;&quot;;&quot;?&quot;;IF([.$B44]=[.I44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E</text:p>
          </table:table-cell>
          <table:table-cell table:style-name="ce17" table:formula="of:=IF([.$B45]=&quot;&quot;;&quot;?&quot;;IF([.$B45]=[.C45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7" table:formula="of:=IF([.$B45]=&quot;&quot;;&quot;?&quot;;IF([.$B45]=[.E45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45]=&quot;&quot;;&quot;?&quot;;IF([.$B45]=[.G45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5]=&quot;&quot;;&quot;?&quot;;IF([.$B45]=[.I45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D</text:p>
          </table:table-cell>
          <table:table-cell table:style-name="ce17" table:formula="of:=IF([.$B46]=&quot;&quot;;&quot;?&quot;;IF([.$B46]=[.C46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style-name="ce17" table:formula="of:=IF([.$B46]=&quot;&quot;;&quot;?&quot;;IF([.$B46]=[.E46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46]=&quot;&quot;;&quot;?&quot;;IF([.$B46]=[.G46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6]=&quot;&quot;;&quot;?&quot;;IF([.$B46]=[.I46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A B</text:p>
          </table:table-cell>
          <table:table-cell table:style-name="ce17" table:formula="of:=IF([.$B47]=&quot;&quot;;&quot;?&quot;;IF([.$B47]=[.C47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</text:p>
          </table:table-cell>
          <table:table-cell table:style-name="ce17" table:formula="of:=IF([.$B47]=&quot;&quot;;&quot;?&quot;;IF([.$B47]=[.E47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47]=&quot;&quot;;&quot;?&quot;;IF([.$B47]=[.G47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7]=&quot;&quot;;&quot;?&quot;;IF([.$B47]=[.I47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B</text:p>
          </table:table-cell>
          <table:table-cell table:style-name="ce17" table:formula="of:=IF([.$B48]=&quot;&quot;;&quot;?&quot;;IF([.$B48]=[.C48];&quot;V&quot;;&quot;X&quot;))" office:value-type="string" office:string-value="V" calcext:value-type="string">
            <text:p>V</text:p>
          </table:table-cell>
          <table:table-cell office:value-type="string" calcext:value-type="string">
            <text:p>B</text:p>
          </table:table-cell>
          <table:table-cell table:style-name="ce17" table:formula="of:=IF([.$B48]=&quot;&quot;;&quot;?&quot;;IF([.$B48]=[.E48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48]=&quot;&quot;;&quot;?&quot;;IF([.$B48]=[.G48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8]=&quot;&quot;;&quot;?&quot;;IF([.$B48]=[.I48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A B</text:p>
          </table:table-cell>
          <table:table-cell table:style-name="ce17" table:formula="of:=IF([.$B49]=&quot;&quot;;&quot;?&quot;;IF([.$B49]=[.C49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</text:p>
          </table:table-cell>
          <table:table-cell table:style-name="ce17" table:formula="of:=IF([.$B49]=&quot;&quot;;&quot;?&quot;;IF([.$B49]=[.E49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49]=&quot;&quot;;&quot;?&quot;;IF([.$B49]=[.G49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49]=&quot;&quot;;&quot;?&quot;;IF([.$B49]=[.I49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A C D</text:p>
          </table:table-cell>
          <table:table-cell table:style-name="ce17" table:formula="of:=IF([.$B50]=&quot;&quot;;&quot;?&quot;;IF([.$B50]=[.C50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C D</text:p>
          </table:table-cell>
          <table:table-cell table:style-name="ce17" table:formula="of:=IF([.$B50]=&quot;&quot;;&quot;?&quot;;IF([.$B50]=[.E50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50]=&quot;&quot;;&quot;?&quot;;IF([.$B50]=[.G50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50]=&quot;&quot;;&quot;?&quot;;IF([.$B50]=[.I50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X</text:p>
          </table:table-cell>
          <table:table-cell table:style-name="ce17" table:formula="of:=IF([.$B51]=&quot;&quot;;&quot;?&quot;;IF([.$B51]=[.C51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51]=&quot;&quot;;&quot;?&quot;;IF([.$B51]=[.E51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51]=&quot;&quot;;&quot;?&quot;;IF([.$B51]=[.G51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51]=&quot;&quot;;&quot;?&quot;;IF([.$B51]=[.I51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number-columns-repeated="2" office:value-type="string" calcext:value-type="string">
            <text:p>E</text:p>
          </table:table-cell>
          <table:table-cell table:style-name="ce17" table:formula="of:=IF([.$B52]=&quot;&quot;;&quot;?&quot;;IF([.$B52]=[.C52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7" table:formula="of:=IF([.$B52]=&quot;&quot;;&quot;?&quot;;IF([.$B52]=[.E52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52]=&quot;&quot;;&quot;?&quot;;IF([.$B52]=[.G52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52]=&quot;&quot;;&quot;?&quot;;IF([.$B52]=[.I52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E</text:p>
          </table:table-cell>
          <table:table-cell table:style-name="ce17" table:formula="of:=IF([.$B53]=&quot;&quot;;&quot;?&quot;;IF([.$B53]=[.C53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7" table:formula="of:=IF([.$B53]=&quot;&quot;;&quot;?&quot;;IF([.$B53]=[.E53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53]=&quot;&quot;;&quot;?&quot;;IF([.$B53]=[.G53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53]=&quot;&quot;;&quot;?&quot;;IF([.$B53]=[.I53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D</text:p>
          </table:table-cell>
          <table:table-cell table:style-name="ce17" table:formula="of:=IF([.$B54]=&quot;&quot;;&quot;?&quot;;IF([.$B54]=[.C54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style-name="ce17" table:formula="of:=IF([.$B54]=&quot;&quot;;&quot;?&quot;;IF([.$B54]=[.E54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54]=&quot;&quot;;&quot;?&quot;;IF([.$B54]=[.G54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54]=&quot;&quot;;&quot;?&quot;;IF([.$B54]=[.I54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V</text:p>
          </table:table-cell>
          <table:table-cell table:style-name="ce17" table:formula="of:=IF([.$B55]=&quot;&quot;;&quot;?&quot;;IF([.$B55]=[.C55];&quot;V&quot;;&quot;X&quot;)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17" table:formula="of:=IF([.$B55]=&quot;&quot;;&quot;?&quot;;IF([.$B55]=[.E55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55]=&quot;&quot;;&quot;?&quot;;IF([.$B55]=[.G55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55]=&quot;&quot;;&quot;?&quot;;IF([.$B55]=[.I55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A</text:p>
          </table:table-cell>
          <table:table-cell table:style-name="ce17" table:formula="of:=IF([.$B56]=&quot;&quot;;&quot;?&quot;;IF([.$B56]=[.C56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17" table:formula="of:=IF([.$B56]=&quot;&quot;;&quot;?&quot;;IF([.$B56]=[.E56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56]=&quot;&quot;;&quot;?&quot;;IF([.$B56]=[.G56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56]=&quot;&quot;;&quot;?&quot;;IF([.$B56]=[.I56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X</text:p>
          </table:table-cell>
          <table:table-cell table:style-name="ce17" table:formula="of:=IF([.$B57]=&quot;&quot;;&quot;?&quot;;IF([.$B57]=[.C57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57]=&quot;&quot;;&quot;?&quot;;IF([.$B57]=[.E57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57]=&quot;&quot;;&quot;?&quot;;IF([.$B57]=[.G57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57]=&quot;&quot;;&quot;?&quot;;IF([.$B57]=[.I57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A</text:p>
          </table:table-cell>
          <table:table-cell table:style-name="ce17" table:formula="of:=IF([.$B58]=&quot;&quot;;&quot;?&quot;;IF([.$B58]=[.C58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17" table:formula="of:=IF([.$B58]=&quot;&quot;;&quot;?&quot;;IF([.$B58]=[.E58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58]=&quot;&quot;;&quot;?&quot;;IF([.$B58]=[.G58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58]=&quot;&quot;;&quot;?&quot;;IF([.$B58]=[.I58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D</text:p>
          </table:table-cell>
          <table:table-cell table:style-name="ce17" table:formula="of:=IF([.$B59]=&quot;&quot;;&quot;?&quot;;IF([.$B59]=[.C59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style-name="ce17" table:formula="of:=IF([.$B59]=&quot;&quot;;&quot;?&quot;;IF([.$B59]=[.E59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59]=&quot;&quot;;&quot;?&quot;;IF([.$B59]=[.G59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59]=&quot;&quot;;&quot;?&quot;;IF([.$B59]=[.I59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A B F</text:p>
          </table:table-cell>
          <table:table-cell table:style-name="ce17" table:formula="of:=IF([.$B60]=&quot;&quot;;&quot;?&quot;;IF([.$B60]=[.C60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 F</text:p>
          </table:table-cell>
          <table:table-cell table:style-name="ce17" table:formula="of:=IF([.$B60]=&quot;&quot;;&quot;?&quot;;IF([.$B60]=[.E60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60]=&quot;&quot;;&quot;?&quot;;IF([.$B60]=[.G60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60]=&quot;&quot;;&quot;?&quot;;IF([.$B60]=[.I60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V</text:p>
          </table:table-cell>
          <table:table-cell table:style-name="ce17" table:formula="of:=IF([.$B61]=&quot;&quot;;&quot;?&quot;;IF([.$B61]=[.C61];&quot;V&quot;;&quot;X&quot;)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17" table:formula="of:=IF([.$B61]=&quot;&quot;;&quot;?&quot;;IF([.$B61]=[.E61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61]=&quot;&quot;;&quot;?&quot;;IF([.$B61]=[.G61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61]=&quot;&quot;;&quot;?&quot;;IF([.$B61]=[.I61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B</text:p>
          </table:table-cell>
          <table:table-cell table:style-name="ce17" table:formula="of:=IF([.$B62]=&quot;&quot;;&quot;?&quot;;IF([.$B62]=[.C62];&quot;V&quot;;&quot;X&quot;))" office:value-type="string" office:string-value="V" calcext:value-type="string">
            <text:p>V</text:p>
          </table:table-cell>
          <table:table-cell office:value-type="string" calcext:value-type="string">
            <text:p>B</text:p>
          </table:table-cell>
          <table:table-cell table:style-name="ce17" table:formula="of:=IF([.$B62]=&quot;&quot;;&quot;?&quot;;IF([.$B62]=[.E62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62]=&quot;&quot;;&quot;?&quot;;IF([.$B62]=[.G62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62]=&quot;&quot;;&quot;?&quot;;IF([.$B62]=[.I62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B</text:p>
          </table:table-cell>
          <table:table-cell table:style-name="ce17" table:formula="of:=IF([.$B63]=&quot;&quot;;&quot;?&quot;;IF([.$B63]=[.C63];&quot;V&quot;;&quot;X&quot;))" office:value-type="string" office:string-value="V" calcext:value-type="string">
            <text:p>V</text:p>
          </table:table-cell>
          <table:table-cell office:value-type="string" calcext:value-type="string">
            <text:p>B</text:p>
          </table:table-cell>
          <table:table-cell table:style-name="ce17" table:formula="of:=IF([.$B63]=&quot;&quot;;&quot;?&quot;;IF([.$B63]=[.E63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63]=&quot;&quot;;&quot;?&quot;;IF([.$B63]=[.G63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63]=&quot;&quot;;&quot;?&quot;;IF([.$B63]=[.I63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D</text:p>
          </table:table-cell>
          <table:table-cell table:style-name="ce17" table:formula="of:=IF([.$B64]=&quot;&quot;;&quot;?&quot;;IF([.$B64]=[.C64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style-name="ce17" table:formula="of:=IF([.$B64]=&quot;&quot;;&quot;?&quot;;IF([.$B64]=[.E64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64]=&quot;&quot;;&quot;?&quot;;IF([.$B64]=[.G64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64]=&quot;&quot;;&quot;?&quot;;IF([.$B64]=[.I64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 C D</text:p>
          </table:table-cell>
          <table:table-cell office:value-type="string" calcext:value-type="string">
            <text:p>A B D</text:p>
          </table:table-cell>
          <table:table-cell table:style-name="ce17" table:formula="of:=IF([.$B65]=&quot;&quot;;&quot;?&quot;;IF([.$B65]=[.C65];&quot;V&quot;;&quot;X&quot;))" office:value-type="string" office:string-value="X" calcext:value-type="string">
            <text:p>X</text:p>
          </table:table-cell>
          <table:table-cell office:value-type="string" calcext:value-type="string">
            <text:p>B C D</text:p>
          </table:table-cell>
          <table:table-cell table:style-name="ce17" table:formula="of:=IF([.$B65]=&quot;&quot;;&quot;?&quot;;IF([.$B65]=[.E65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65]=&quot;&quot;;&quot;?&quot;;IF([.$B65]=[.G65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65]=&quot;&quot;;&quot;?&quot;;IF([.$B65]=[.I65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C D</text:p>
          </table:table-cell>
          <table:table-cell table:style-name="ce17" table:formula="of:=IF([.$B66]=&quot;&quot;;&quot;?&quot;;IF([.$B66]=[.C66];&quot;V&quot;;&quot;X&quot;))" office:value-type="string" office:string-value="V" calcext:value-type="string">
            <text:p>V</text:p>
          </table:table-cell>
          <table:table-cell office:value-type="string" calcext:value-type="string">
            <text:p>C D</text:p>
          </table:table-cell>
          <table:table-cell table:style-name="ce17" table:formula="of:=IF([.$B66]=&quot;&quot;;&quot;?&quot;;IF([.$B66]=[.E66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66]=&quot;&quot;;&quot;?&quot;;IF([.$B66]=[.G66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66]=&quot;&quot;;&quot;?&quot;;IF([.$B66]=[.I66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B</text:p>
          </table:table-cell>
          <table:table-cell table:style-name="ce17" table:formula="of:=IF([.$B67]=&quot;&quot;;&quot;?&quot;;IF([.$B67]=[.C67];&quot;V&quot;;&quot;X&quot;))" office:value-type="string" office:string-value="V" calcext:value-type="string">
            <text:p>V</text:p>
          </table:table-cell>
          <table:table-cell office:value-type="string" calcext:value-type="string">
            <text:p>B</text:p>
          </table:table-cell>
          <table:table-cell table:style-name="ce17" table:formula="of:=IF([.$B67]=&quot;&quot;;&quot;?&quot;;IF([.$B67]=[.E67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67]=&quot;&quot;;&quot;?&quot;;IF([.$B67]=[.G67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67]=&quot;&quot;;&quot;?&quot;;IF([.$B67]=[.I67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X</text:p>
          </table:table-cell>
          <table:table-cell table:style-name="ce17" table:formula="of:=IF([.$B68]=&quot;&quot;;&quot;?&quot;;IF([.$B68]=[.C68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68]=&quot;&quot;;&quot;?&quot;;IF([.$B68]=[.E68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68]=&quot;&quot;;&quot;?&quot;;IF([.$B68]=[.G68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68]=&quot;&quot;;&quot;?&quot;;IF([.$B68]=[.I68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A</text:p>
          </table:table-cell>
          <table:table-cell table:style-name="ce17" table:formula="of:=IF([.$B69]=&quot;&quot;;&quot;?&quot;;IF([.$B69]=[.C69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17" table:formula="of:=IF([.$B69]=&quot;&quot;;&quot;?&quot;;IF([.$B69]=[.E69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69]=&quot;&quot;;&quot;?&quot;;IF([.$B69]=[.G69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69]=&quot;&quot;;&quot;?&quot;;IF([.$B69]=[.I69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C</text:p>
          </table:table-cell>
          <table:table-cell table:style-name="ce17" table:formula="of:=IF([.$B70]=&quot;&quot;;&quot;?&quot;;IF([.$B70]=[.C70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style-name="ce17" table:formula="of:=IF([.$B70]=&quot;&quot;;&quot;?&quot;;IF([.$B70]=[.E70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70]=&quot;&quot;;&quot;?&quot;;IF([.$B70]=[.G70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0]=&quot;&quot;;&quot;?&quot;;IF([.$B70]=[.I70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17" table:formula="of:=IF([.$B71]=&quot;&quot;;&quot;?&quot;;IF([.$B71]=[.C71];&quot;V&quot;;&quot;X&quot;))" office:value-type="string" office:string-value="X" calcext:value-type="string">
            <text:p>X</text:p>
          </table:table-cell>
          <table:table-cell office:value-type="string" calcext:value-type="string">
            <text:p>D</text:p>
          </table:table-cell>
          <table:table-cell table:style-name="ce17" table:formula="of:=IF([.$B71]=&quot;&quot;;&quot;?&quot;;IF([.$B71]=[.E71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1]=&quot;&quot;;&quot;?&quot;;IF([.$B71]=[.G71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1]=&quot;&quot;;&quot;?&quot;;IF([.$B71]=[.I71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B</text:p>
          </table:table-cell>
          <table:table-cell table:style-name="ce17" table:formula="of:=IF([.$B72]=&quot;&quot;;&quot;?&quot;;IF([.$B72]=[.C72];&quot;V&quot;;&quot;X&quot;))" office:value-type="string" office:string-value="X" calcext:value-type="string">
            <text:p>X</text:p>
          </table:table-cell>
          <table:table-cell office:value-type="string" calcext:value-type="string">
            <text:p>B D</text:p>
          </table:table-cell>
          <table:table-cell table:style-name="ce17" table:formula="of:=IF([.$B72]=&quot;&quot;;&quot;?&quot;;IF([.$B72]=[.E72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72]=&quot;&quot;;&quot;?&quot;;IF([.$B72]=[.G72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2]=&quot;&quot;;&quot;?&quot;;IF([.$B72]=[.I72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D</text:p>
          </table:table-cell>
          <table:table-cell table:style-name="ce17" table:formula="of:=IF([.$B73]=&quot;&quot;;&quot;?&quot;;IF([.$B73]=[.C73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style-name="ce17" table:formula="of:=IF([.$B73]=&quot;&quot;;&quot;?&quot;;IF([.$B73]=[.E73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73]=&quot;&quot;;&quot;?&quot;;IF([.$B73]=[.G73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3]=&quot;&quot;;&quot;?&quot;;IF([.$B73]=[.I73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X</text:p>
          </table:table-cell>
          <table:table-cell table:style-name="ce17" table:formula="of:=IF([.$B74]=&quot;&quot;;&quot;?&quot;;IF([.$B74]=[.C74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style-name="ce17" table:formula="of:=IF([.$B74]=&quot;&quot;;&quot;?&quot;;IF([.$B74]=[.E74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74]=&quot;&quot;;&quot;?&quot;;IF([.$B74]=[.G74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4]=&quot;&quot;;&quot;?&quot;;IF([.$B74]=[.I74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A B C</text:p>
          </table:table-cell>
          <table:table-cell table:style-name="ce17" table:formula="of:=IF([.$B75]=&quot;&quot;;&quot;?&quot;;IF([.$B75]=[.C75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 C</text:p>
          </table:table-cell>
          <table:table-cell table:style-name="ce17" table:formula="of:=IF([.$B75]=&quot;&quot;;&quot;?&quot;;IF([.$B75]=[.E75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75]=&quot;&quot;;&quot;?&quot;;IF([.$B75]=[.G75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5]=&quot;&quot;;&quot;?&quot;;IF([.$B75]=[.I75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B D</text:p>
          </table:table-cell>
          <table:table-cell table:style-name="ce17" table:formula="of:=IF([.$B76]=&quot;&quot;;&quot;?&quot;;IF([.$B76]=[.C76];&quot;V&quot;;&quot;X&quot;))" office:value-type="string" office:string-value="V" calcext:value-type="string">
            <text:p>V</text:p>
          </table:table-cell>
          <table:table-cell office:value-type="string" calcext:value-type="string">
            <text:p>B D</text:p>
          </table:table-cell>
          <table:table-cell table:style-name="ce17" table:formula="of:=IF([.$B76]=&quot;&quot;;&quot;?&quot;;IF([.$B76]=[.E76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76]=&quot;&quot;;&quot;?&quot;;IF([.$B76]=[.G76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6]=&quot;&quot;;&quot;?&quot;;IF([.$B76]=[.I76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E</text:p>
          </table:table-cell>
          <table:table-cell table:style-name="ce17" table:formula="of:=IF([.$B77]=&quot;&quot;;&quot;?&quot;;IF([.$B77]=[.C77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7" table:formula="of:=IF([.$B77]=&quot;&quot;;&quot;?&quot;;IF([.$B77]=[.E77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77]=&quot;&quot;;&quot;?&quot;;IF([.$B77]=[.G77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7]=&quot;&quot;;&quot;?&quot;;IF([.$B77]=[.I77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B C</text:p>
          </table:table-cell>
          <table:table-cell table:style-name="ce17" table:formula="of:=IF([.$B78]=&quot;&quot;;&quot;?&quot;;IF([.$B78]=[.C78];&quot;V&quot;;&quot;X&quot;))" office:value-type="string" office:string-value="V" calcext:value-type="string">
            <text:p>V</text:p>
          </table:table-cell>
          <table:table-cell office:value-type="string" calcext:value-type="string">
            <text:p>B C</text:p>
          </table:table-cell>
          <table:table-cell table:style-name="ce17" table:formula="of:=IF([.$B78]=&quot;&quot;;&quot;?&quot;;IF([.$B78]=[.E78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78]=&quot;&quot;;&quot;?&quot;;IF([.$B78]=[.G78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8]=&quot;&quot;;&quot;?&quot;;IF([.$B78]=[.I78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A</text:p>
          </table:table-cell>
          <table:table-cell table:style-name="ce17" table:formula="of:=IF([.$B79]=&quot;&quot;;&quot;?&quot;;IF([.$B79]=[.C79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style-name="ce17" table:formula="of:=IF([.$B79]=&quot;&quot;;&quot;?&quot;;IF([.$B79]=[.E79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79]=&quot;&quot;;&quot;?&quot;;IF([.$B79]=[.G79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79]=&quot;&quot;;&quot;?&quot;;IF([.$B79]=[.I79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C D E</text:p>
          </table:table-cell>
          <table:table-cell table:style-name="ce17" table:formula="of:=IF([.$B80]=&quot;&quot;;&quot;?&quot;;IF([.$B80]=[.C80];&quot;V&quot;;&quot;X&quot;))" office:value-type="string" office:string-value="V" calcext:value-type="string">
            <text:p>V</text:p>
          </table:table-cell>
          <table:table-cell office:value-type="string" calcext:value-type="string">
            <text:p>C D E</text:p>
          </table:table-cell>
          <table:table-cell table:style-name="ce17" table:formula="of:=IF([.$B80]=&quot;&quot;;&quot;?&quot;;IF([.$B80]=[.E80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80]=&quot;&quot;;&quot;?&quot;;IF([.$B80]=[.G80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80]=&quot;&quot;;&quot;?&quot;;IF([.$B80]=[.I80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D</text:p>
          </table:table-cell>
          <table:table-cell table:style-name="ce17" table:formula="of:=IF([.$B81]=&quot;&quot;;&quot;?&quot;;IF([.$B81]=[.C81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style-name="ce17" table:formula="of:=IF([.$B81]=&quot;&quot;;&quot;?&quot;;IF([.$B81]=[.E81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81]=&quot;&quot;;&quot;?&quot;;IF([.$B81]=[.G81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81]=&quot;&quot;;&quot;?&quot;;IF([.$B81]=[.I81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number-columns-repeated="2" office:value-type="string" calcext:value-type="string">
            <text:p>A D</text:p>
          </table:table-cell>
          <table:table-cell table:style-name="ce17" table:formula="of:=IF([.$B82]=&quot;&quot;;&quot;?&quot;;IF([.$B82]=[.C82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D</text:p>
          </table:table-cell>
          <table:table-cell table:style-name="ce17" table:formula="of:=IF([.$B82]=&quot;&quot;;&quot;?&quot;;IF([.$B82]=[.E82];&quot;V&quot;;&quot;X&quot;))" office:value-type="string" office:string-value="V" calcext:value-type="string">
            <text:p>V</text:p>
          </table:table-cell>
          <table:table-cell/>
          <table:table-cell table:style-name="ce17" table:formula="of:=IF([.$B82]=&quot;&quot;;&quot;?&quot;;IF([.$B82]=[.G82];&quot;V&quot;;&quot;X&quot;))" office:value-type="string" office:string-value="X" calcext:value-type="string">
            <text:p>X</text:p>
          </table:table-cell>
          <table:table-cell/>
          <table:table-cell table:style-name="ce17" table:formula="of:=IF([.$B82]=&quot;&quot;;&quot;?&quot;;IF([.$B82]=[.I82];&quot;V&quot;;&quot;X&quot;))" office:value-type="string" office:string-value="X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9" table:formula="of:=(COUNTIF([.D3:.D82];&quot;V&quot;)/COUNTIF([.D3:.D82];&quot;&lt;&gt;&quot;))" office:value-type="percentage" office:value="0.9375" calcext:value-type="percentage">
            <text:p>94%</text:p>
          </table:table-cell>
          <table:table-cell table:style-name="ce20"/>
          <table:table-cell table:style-name="ce19" table:formula="of:=(COUNTIF([.F3:.F82];&quot;V&quot;)/COUNTIF([.F3:.F82];&quot;&lt;&gt;&quot;))" office:value-type="percentage" office:value="0.975" calcext:value-type="percentage">
            <text:p>98%</text:p>
          </table:table-cell>
          <table:table-cell table:style-name="ce19"/>
          <table:table-cell table:style-name="ce19" table:formula="of:=(COUNTIF([.H3:.H82];&quot;V&quot;)/COUNTIF([.H3:.H82];&quot;&lt;&gt;&quot;))" office:value-type="percentage" office:value="0" calcext:value-type="percentage">
            <text:p>0%</text:p>
          </table:table-cell>
          <table:table-cell table:style-name="ce19"/>
          <table:table-cell table:style-name="ce19" table:formula="of:=(COUNTIF([.J3:.J82];&quot;V&quot;)/COUNTIF([.J3:.J82];&quot;&lt;&gt;&quot;))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1" table:number-rows-repeated="104849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Examen 21.07.2022 - 0 fautes'.D1:'Examen 21.07.2022 - 0 fautes'.D82 'Examen 21.07.2022 - 0 fautes'.F1:'Examen 21.07.2022 - 0 fautes'.F82 'Examen 21.07.2022 - 0 fautes'.H1:'Examen 21.07.2022 - 0 fautes'.H82 'Examen 21.07.2022 - 0 fautes'.J1:'Examen 21.07.2022 - 0 fautes'.J82">
            <calcext:condition calcext:apply-style-name="Good" calcext:value="=&quot;V&quot;" calcext:base-cell-address="'Examen 21.07.2022 - 0 fautes'.D1"/>
            <calcext:condition calcext:apply-style-name="Bad" calcext:value="=&quot;X&quot;" calcext:base-cell-address="'Examen 21.07.2022 - 0 faute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4:58:44.725070523</meta:creation-date>
    <dc:date>2023-03-24T13:31:33.127384728</dc:date>
    <meta:editing-duration>PT1H29M36S</meta:editing-duration>
    <meta:editing-cycles>12</meta:editing-cycles>
    <meta:generator>LibreOffice/7.3.7.2$Linux_X86_64 LibreOffice_project/30$Build-2</meta:generator>
    <meta:document-statistic meta:table-count="1" meta:cell-count="653" meta:object-count="0"/>
  </office:meta>
</office:document-meta>
</file>